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cdb" officeooo:paragraph-rsid="000b7cdb"/>
    </style:style>
    <style:style style:name="P2" style:family="paragraph" style:parent-style-name="Standard">
      <style:text-properties fo:color="#3465a4" officeooo:rsid="000b7cdb" officeooo:paragraph-rsid="000b7cdb"/>
    </style:style>
    <style:style style:name="P3" style:family="paragraph" style:parent-style-name="Standard">
      <style:text-properties officeooo:paragraph-rsid="000ec09d"/>
    </style:style>
    <style:style style:name="P4" style:family="paragraph" style:parent-style-name="Standard">
      <style:text-properties officeooo:rsid="000f9840" officeooo:paragraph-rsid="000f9840"/>
    </style:style>
    <style:style style:name="P5" style:family="paragraph" style:parent-style-name="Standard" style:list-style-name="List_20_1">
      <style:text-properties officeooo:rsid="000b7cdb" officeooo:paragraph-rsid="000b7cdb"/>
    </style:style>
    <style:style style:name="P6" style:family="paragraph" style:parent-style-name="Standard" style:list-style-name="List_20_1">
      <style:text-properties officeooo:rsid="000d6fc2" officeooo:paragraph-rsid="000d6fc2"/>
    </style:style>
    <style:style style:name="P7" style:family="paragraph" style:parent-style-name="Standard">
      <style:text-properties officeooo:rsid="000f9840" officeooo:paragraph-rsid="000f9840"/>
    </style:style>
    <style:style style:name="P8" style:family="paragraph" style:parent-style-name="Standard">
      <style:text-properties officeooo:rsid="001237f1" officeooo:paragraph-rsid="001237f1"/>
    </style:style>
    <style:style style:name="P9" style:family="paragraph" style:parent-style-name="Standard">
      <style:text-properties fo:color="#c9211e" style:text-underline-style="solid" style:text-underline-width="auto" style:text-underline-color="font-color" fo:font-weight="bold" officeooo:rsid="001237f1" officeooo:paragraph-rsid="001237f1" style:font-weight-asian="bold" style:font-weight-complex="bold"/>
    </style:style>
    <style:style style:name="T1" style:family="text">
      <style:text-properties officeooo:rsid="000b7cdb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b7cdb"/>
    </style:style>
    <style:style style:name="T4" style:family="text">
      <style:text-properties fo:color="#c9211e"/>
    </style:style>
    <style:style style:name="T5" style:family="text">
      <style:text-properties officeooo:rsid="000d6fc2"/>
    </style:style>
    <style:style style:name="T6" style:family="text">
      <style:text-properties officeooo:rsid="000ec09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text:span text:style-name="T2">st</text:span> project :- <text:span text:style-name="T5">blog <text:s text:c="3"/>( under</text:span> my_blog_ap<text:span text:style-name="T5">p folder &amp; </text:span>Virtual env created in this folder)</text:p>
      <text:list xml:id="list785969143" text:style-name="List_20_1">
        <text:list-item>
          <text:p text:style-name="P5">App name :- blog</text:p>
        </text:list-item>
        <text:list-item>
          <text:p text:style-name="P5">superuser <text:s/>:- <text:span text:style-name="T4">Name- </text:span>credosense_new; <text:span text:style-name="T4">pass-</text:span> credosense_new.</text:p>
        </text:list-item>
        <text:list-item>
          <text:p text:style-name="P6">Database name :- blog_data_New</text:p>
          <text:p text:style-name="P6"/>
        </text:list-item>
      </text:list>
      <text:p text:style-name="P2"># followed django_blog_project.odt</text:p>
      <text:p text:style-name="P1"/>
      <text:p text:style-name="P1"/>
      <text:p text:style-name="P3"><text:span text:style-name="T1">2</text:span><text:span text:style-name="T3">nd</text:span><text:span text:style-name="T1"> project:- </text:span><text:span text:style-name="T5">p</text:span><text:span text:style-name="T1">_graph </text:span><text:span text:style-name="T5">( under</text:span><text:span text:style-name="T1"> </text:span><text:span text:style-name="T6">plot_graph </text:span><text:span text:style-name="T5">folder &amp; </text:span><text:span text:style-name="T1">Virtual env c</text:span><text:span text:style-name="T6">opied from my_blog_app</text:span><text:span text:style-name="T1"> in this folder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Helping links:-</text:p>
      <text:p text:style-name="P4"/>
      <text:p text:style-name="P4"><text:a xlink:type="simple" xlink:href="https://github.com/ProfessorKazarinoff/django-iot-project" text:style-name="Internet_20_link" text:visited-style-name="Visited_20_Internet_20_Link">https://github.com/ProfessorKazarinoff/django-iot-project</text:a></text:p>
      <text:p text:style-name="P4"/>
      <text:p text:style-name="P4"><text:a xlink:type="simple" xlink:href="https://github.com/Krim10000/Django-TEMP" text:style-name="Internet_20_link" text:visited-style-name="Visited_20_Internet_20_Link">https://github.com/Krim10000/Django-TEMP</text:a></text:p>
      <text:p text:style-name="P4"/>
      <text:p text:style-name="P4"><text:a xlink:type="simple" xlink:href="https://github.com/Krim10000/ESP32-TEMP-WIFI" text:style-name="Internet_20_link" text:visited-style-name="Visited_20_Internet_20_Link">https://github.com/Krim10000/ESP32-TEMP-WIFI</text:a></text:p>
      <text:p text:style-name="P4"/>
      <text:p text:style-name="P4"><text:a xlink:type="simple" xlink:href="https://github.com/theyogicoderRI/DjangoInchByInch/blob/master/Data%20Visualization%20with%20Django_Chartit/my_chartit/chartitApp/views.py" text:style-name="Internet_20_link" text:visited-style-name="Visited_20_Internet_20_Link">https://github.com/theyogicoderRI/DjangoInchByInch/blob/master/Data%20Visualization%20with%20Django_Chartit/my_chartit/chartitApp/views.py</text:a></text:p>
      <text:p text:style-name="P4"/>
      <text:p text:style-name="P4"><text:a xlink:type="simple" xlink:href="https://www.youtube.com/watch?v=uF3r5r-mkGg" text:style-name="Internet_20_link" text:visited-style-name="Visited_20_Internet_20_Link">https://www.youtube.com/watch?v=uF3r5r-mkGg</text:a></text:p>
      <text:p text:style-name="P4"/>
      <text:p text:style-name="P4"><text:a xlink:type="simple" xlink:href="https://github.com/peopledoc/django-chartjs" text:style-name="Internet_20_link" text:visited-style-name="Visited_20_Internet_20_Link">https://github.com/peopledoc/django-chartjs</text:a></text:p>
      <text:p text:style-name="P4"/>
      <text:p text:style-name="P4"><text:a xlink:type="simple" xlink:href="https://www.geeksforgeeks.org/data-visualization-using-chartjs-and-django/" text:style-name="Internet_20_link" text:visited-style-name="Visited_20_Internet_20_Link">https://www.geeksforgeeks.org/data-visualization-using-chartjs-and-django/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For Django Rest Fremwork follow the following tutorial. Its too good and user friendly.</text:p>
      <text:p text:style-name="P8"/>
      <text:p text:style-name="P9"><text:a xlink:type="simple" xlink:href="https://medium.com/swlh/build-your-first-rest-api-with-django-rest-framework-e394e39a482c" text:style-name="Internet_20_link" text:visited-style-name="Visited_20_Internet_20_Link">https://medium.com/swlh/build-your-first-rest-api-with-django-rest-framework-e394e39a482c</text:a>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8252in" fo:text-indent="-0.1575in" fo:margin-left="1.82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09:15:02.322910679</meta:creation-date>
    <dc:date>2020-10-20T14:45:15.732182085</dc:date>
    <meta:editing-duration>PT5H6M18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7" meta:word-count="76" meta:character-count="959" meta:non-whitespace-character-count="899"/>
  </office:meta>
</office:document-meta>
</file>